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b487" officeooo:paragraph-rsid="0000b487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1b53a" style:font-size-asian="12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5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6" style:family="paragraph" style:parent-style-name="Standard">
      <style:text-properties style:use-window-font-color="true" loext:opacity="0%" style:font-name="Helvetica" fo:font-size="12pt" officeooo:rsid="0003524c" officeooo:paragraph-rsid="0003524c" style:font-size-asian="12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1c208" officeooo:paragraph-rsid="0001c208" style:font-size-asian="12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fo:background-color="#ffff00" style:font-size-asian="12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style:font-size-asian="12pt"/>
    </style:style>
    <style:style style:name="P10" style:family="paragraph" style:parent-style-name="Standard">
      <style:text-properties style:font-name="Helvetica1" officeooo:rsid="0003524c" officeooo:paragraph-rsid="0003524c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4d306" style:font-size-asian="12pt"/>
    </style:style>
    <style:style style:name="P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4d7ef" style:font-size-asian="12pt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6d290" style:font-size-asian="12pt"/>
    </style:style>
    <style:style style:name="P15" style:family="paragraph" style:parent-style-name="Standard">
      <style:text-properties style:use-window-font-color="true" loext:opacity="0%" style:font-name="Helvetica" fo:font-size="12pt" officeooo:rsid="0000b487" officeooo:paragraph-rsid="0004d7ef" style:font-size-asian="12pt"/>
    </style:style>
    <style:style style:name="P16" style:family="paragraph" style:parent-style-name="Standard">
      <style:text-properties style:use-window-font-color="true" loext:opacity="0%" style:font-name="Helvetica" fo:font-size="12pt" officeooo:rsid="0000b487" officeooo:paragraph-rsid="0006d290" style:font-size-asian="12pt"/>
    </style:style>
    <style:style style:name="P17" style:family="paragraph" style:parent-style-name="Standard">
      <style:text-properties style:use-window-font-color="true" loext:opacity="0%" style:font-name="Helvetica" fo:font-size="12pt" officeooo:rsid="0003524c" officeooo:paragraph-rsid="0004d7ef" style:font-size-asian="12pt"/>
    </style:style>
    <style:style style:name="P18" style:family="paragraph" style:parent-style-name="Standard">
      <style:text-properties style:use-window-font-color="true" loext:opacity="0%" style:font-name="Helvetica" fo:font-size="12pt" officeooo:rsid="0003524c" officeooo:paragraph-rsid="0006d290" style:font-size-asian="12pt"/>
    </style:style>
    <style:style style:name="P1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4d7ef" fo:background-color="#ffff00" style:font-size-asian="12pt"/>
    </style:style>
    <style:style style:name="P2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6d290" fo:background-color="#ffff00" style:font-size-asian="12pt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4d306" style:font-size-asian="12pt"/>
    </style:style>
    <style:style style:name="P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4d7ef" style:font-size-asian="12pt"/>
    </style:style>
    <style:style style:name="P2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6d290" style:font-size-asian="12pt"/>
    </style:style>
    <style:style style:name="T1" style:family="text">
      <style:text-properties fo:color="#158466" loext:opacity="100%"/>
    </style:style>
    <style:style style:name="T2" style:family="text">
      <style:text-properties fo:color="#158466" loext:opacity="100%" officeooo:rsid="0006d290"/>
    </style:style>
    <style:style style:name="T3" style:family="text">
      <style:text-properties officeooo:rsid="0003524c"/>
    </style:style>
    <style:style style:name="T4" style:family="text">
      <style:text-properties officeooo:rsid="000489a1"/>
    </style:style>
    <style:style style:name="T5" style:family="text">
      <style:text-properties officeooo:rsid="0004d306"/>
    </style:style>
    <style:style style:name="T6" style:family="text">
      <style:text-properties officeooo:rsid="0004d7ef"/>
    </style:style>
    <style:style style:name="T7" style:family="text">
      <style:text-properties officeooo:rsid="0006d2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LEMA <text:span text:style-name="T4">3</text:span></text:p>
      <text:p text:style-name="P1"/>
      <text:p text:style-name="P8">ID: <text:span text:style-name="T5">Registrar personas</text:span></text:p>
      <text:p text:style-name="P2"/>
      <text:p text:style-name="P4">TÍTULO: <text:span text:style-name="T3">Como </text:span><text:span text:style-name="T5">persona</text:span><text:span text:style-name="T3"> quiero r</text:span><text:span text:style-name="T5">egistrarme en el sistema de ventas de bebidas alcoholcas en linea para poder comprar bebidas alcoholicas.</text:span></text:p>
      <text:p text:style-name="P4"/>
      <text:p text:style-name="P5">REGLAS DE NEGOCIO: </text:p>
      <text:p text:style-name="P6">-<text:span text:style-name="T5">Solo se permite que se registre al sitio personas mayores a 18 años.</text:span></text:p>
      <text:p text:style-name="P5"/>
      <text:p text:style-name="P2">CRITERIOS DE ACEPTACIÓN: </text:p>
      <text:p text:style-name="P2"/>
      <text:p text:style-name="P9">Escenario 1: <text:span text:style-name="T3">R</text:span><text:span text:style-name="T5">egistro</text:span><text:span text:style-name="T3"> Exitos</text:span><text:span text:style-name="T5">o</text:span></text:p>
      <text:p text:style-name="P4"><text:span text:style-name="T1">Dado</text:span> <text:span text:style-name="T3">que </text:span><text:span text:style-name="T5">la persona</text:span><text:span text:style-name="T3"> </text:span><text:span text:style-name="T5">ingreso su mail </text:span><text:a xlink:type="simple" xlink:href="mailto:ejemplo@mail.com" text:style-name="Internet_20_link" text:visited-style-name="Visited_20_Internet_20_Link"><text:span text:style-name="T5">ejemplo@mail.com</text:span></text:a><text:span text:style-name="T5"> y no esta registrado y cumple que es mayor de 18 años</text:span></text:p>
      <text:p text:style-name="P3"><text:span text:style-name="T1">Cuand</text:span>o <text:span text:style-name="T3">ingreso </text:span><text:span text:style-name="T5">su nombre y apellido Miguel Angel Rodriguez, mail </text:span><text:a xlink:type="simple" xlink:href="mailto:ejemplo@mail.com" text:style-name="Internet_20_link" text:visited-style-name="Visited_20_Internet_20_Link"><text:span text:style-name="T5">ejemplo@mail.com</text:span></text:a><text:span text:style-name="T5"> y su edad 57 años,</text:span></text:p>
      <text:p text:style-name="P2"><text:span text:style-name="T1">Entonces</text:span> <text:span text:style-name="T3">el sistema envio u</text:span><text:span text:style-name="T5">na contraseña al mail que fue registrado e informacion de que el nombre de usuario sera su mail.</text:span></text:p>
      <text:p text:style-name="P7"/>
      <text:p text:style-name="P21">Escenario <text:span text:style-name="T5">2</text:span>: <text:span text:style-name="T3">R</text:span><text:span text:style-name="T5">egistro</text:span><text:span text:style-name="T3"> </text:span><text:span text:style-name="T5">NO </text:span><text:span text:style-name="T3">Exitos</text:span><text:span text:style-name="T5">o por mail repetido</text:span></text:p>
      <text:p text:style-name="P12"><text:span text:style-name="T1">Dado</text:span> <text:span text:style-name="T3">que </text:span><text:span text:style-name="T5">la persona</text:span><text:span text:style-name="T3"> </text:span><text:span text:style-name="T5">ingreso su mail </text:span><text:a xlink:type="simple" xlink:href="mailto:ejemplo@mail.com" text:style-name="Internet_20_link" text:visited-style-name="Visited_20_Internet_20_Link"><text:span text:style-name="T5">ejemplo@mail.com</text:span></text:a><text:span text:style-name="T5"> y ya estaba registrado </text:span></text:p>
      <text:p text:style-name="P12"><text:span text:style-name="T1">Cuand</text:span>o <text:span text:style-name="T3">ingreso </text:span><text:span text:style-name="T5">su nombre y apellido Miguel Angel Rodriguez, mail </text:span><text:a xlink:type="simple" xlink:href="mailto:ejemplo@mail.com" text:style-name="Internet_20_link" text:visited-style-name="Visited_20_Internet_20_Link"><text:span text:style-name="T5">ejemplo@mail.com</text:span></text:a><text:span text:style-name="T5"> y su edad 57 años,</text:span></text:p>
      <text:p text:style-name="P12"><text:span text:style-name="T1">Entonces</text:span> <text:span text:style-name="T3">el sistema </text:span><text:span text:style-name="T5">informo mediante un mensaje en pantalle “EL USUARIO YA ESTA REGISTRADO”</text:span></text:p>
      <text:p text:style-name="P12"/>
      <text:p text:style-name="P21">Escenario <text:span text:style-name="T5">3</text:span>: <text:span text:style-name="T3">R</text:span><text:span text:style-name="T5">egistro</text:span><text:span text:style-name="T3"> </text:span><text:span text:style-name="T5">NO </text:span><text:span text:style-name="T3">Exitos</text:span><text:span text:style-name="T5">o por menor de edad</text:span></text:p>
      <text:p text:style-name="P12"><text:span text:style-name="T1">Dado</text:span> <text:span text:style-name="T3">que </text:span><text:span text:style-name="T5">la persona</text:span><text:span text:style-name="T3"> </text:span><text:span text:style-name="T5">ingreso su mail </text:span><text:a xlink:type="simple" xlink:href="mailto:ejemplo@mail.com" text:style-name="Internet_20_link" text:visited-style-name="Visited_20_Internet_20_Link"><text:span text:style-name="T5">ejemplo@mail.com</text:span></text:a><text:span text:style-name="T5"> y No estaba registrado y su edad era menos de 18 años,</text:span></text:p>
      <text:p text:style-name="P12"><text:span text:style-name="T1">Cuand</text:span>o <text:span text:style-name="T3">ingreso </text:span><text:span text:style-name="T5">su nombre y apellido Miguel Angel Rodriguez, mail </text:span><text:a xlink:type="simple" xlink:href="mailto:ejemplo@mail.com" text:style-name="Internet_20_link" text:visited-style-name="Visited_20_Internet_20_Link"><text:span text:style-name="T5">ejemplo@mail.com</text:span></text:a><text:span text:style-name="T5"> y su edad 16 años,</text:span></text:p>
      <text:p text:style-name="P12"><text:span text:style-name="T1">Entonces</text:span> <text:span text:style-name="T3">el sistema </text:span><text:span text:style-name="T5">informo mediante un mensaje en pantalla “Solo se permite la Venta a mayores de 18 años Ley …..”.</text:span></text:p>
      <text:p text:style-name="P12"/>
      <text:p text:style-name="P19">ID: <text:span text:style-name="T6">Comprar bebidas como usuario regular</text:span></text:p>
      <text:p text:style-name="P13"/>
      <text:p text:style-name="P13">TÍTULO: <text:span text:style-name="T3">Como </text:span><text:span text:style-name="T6">usuario regular registrado </text:span><text:span text:style-name="T3">quiero </text:span><text:span text:style-name="T6">comprar bebidas</text:span><text:span text:style-name="T5"> en el sistema de ventas de bebidas alcoholcas en linea para poder </text:span><text:span text:style-name="T6">festejar con mis amigos.</text:span></text:p>
      <text:p text:style-name="P13"/>
      <text:p text:style-name="P15">REGLAS DE NEGOCIO: </text:p>
      <text:p text:style-name="P17">-<text:span text:style-name="T6">Debe haber inisiado sesion para poder comprar</text:span></text:p>
      <text:p text:style-name="P17">-<text:span text:style-name="T6">compras por monto mayor a 4500, descuento de 10%</text:span></text:p>
      <text:p text:style-name="P15"/>
      <text:p text:style-name="P13">CRITERIOS DE ACEPTACIÓN: </text:p>
      <text:p text:style-name="P13"/>
      <text:p text:style-name="P22">Escenario 1: <text:span text:style-name="T6">Compra</text:span><text:span text:style-name="T3"> Exitos</text:span><text:span text:style-name="T6">a sin descuento</text:span></text:p>
      <text:p text:style-name="P13"><text:span text:style-name="T1">Dado</text:span> <text:span text:style-name="T6">que el usuario regular inicio sesion </text:span></text:p>
      <text:p text:style-name="P13"><text:span text:style-name="T1">Cuand</text:span>o <text:span text:style-name="T6">eligio la bebida Fanta de valor $3000,</text:span></text:p>
      <text:p text:style-name="P13"><text:span text:style-name="T1">Entonces</text:span> <text:span text:style-name="T3">el sistema </text:span><text:span text:style-name="T6">acepto la compra por valor de $3000 y lo redirigio al pago.</text:span></text:p>
      <text:p text:style-name="P13"/>
      <text:p text:style-name="P22">Escenario <text:span text:style-name="T6">2</text:span>: <text:span text:style-name="T6">Compra</text:span><text:span text:style-name="T3"> Exitos</text:span><text:span text:style-name="T6">a con descuento 10%</text:span></text:p>
      <text:p text:style-name="P13"><text:span text:style-name="T1">Dado</text:span> <text:span text:style-name="T6">que el usuario regular inicio sesion e hizo una eleccion de una bebida de valor mayor a $4500</text:span></text:p>
      <text:p text:style-name="P13"><text:span text:style-name="T1">Cuand</text:span>o <text:span text:style-name="T6">eligio el vino “Los Alamos” de valor $7000,</text:span></text:p>
      <text:p text:style-name="P13"><text:span text:style-name="T1">Entonces</text:span> <text:span text:style-name="T3">el sistema </text:span><text:span text:style-name="T6">acepto la compra por valor de $7000, le hizo un descuento de $700 y lo redirigio al pago.</text:span></text:p>
      <text:p text:style-name="P13"/>
      <text:p text:style-name="P22"/>
      <text:p text:style-name="P22"/>
      <text:p text:style-name="P22"><text:soft-page-break/>Escenario <text:span text:style-name="T6">2</text:span>: <text:span text:style-name="T6">Compra</text:span><text:span text:style-name="T3"> </text:span><text:span text:style-name="T6">No </text:span><text:span text:style-name="T3">Exitos</text:span><text:span text:style-name="T6">a por no loguearse</text:span></text:p>
      <text:p text:style-name="P13"><text:span text:style-name="T1">Dado</text:span> <text:span text:style-name="T6">que el usuario regular NO inicio sesion. </text:span></text:p>
      <text:p text:style-name="P13"><text:span text:style-name="T1">Cuand</text:span>o <text:span text:style-name="T6">eligio el vino “Los Alamos” de valor $7000,</text:span></text:p>
      <text:p text:style-name="P13"><text:span text:style-name="T1">Entonces</text:span> <text:span text:style-name="T3">el sistema </text:span><text:span text:style-name="T6">le informo “Antes de comprar ustede debe iniciar sesión” </text:span></text:p>
      <text:p text:style-name="P13"/>
      <text:p text:style-name="P20">ID: <text:span text:style-name="T6">Comprar bebidas como usuario </text:span><text:span text:style-name="T7">Premium</text:span></text:p>
      <text:p text:style-name="P14"/>
      <text:p text:style-name="P14">TÍTULO: <text:span text:style-name="T3">Como </text:span><text:span text:style-name="T6">usuario </text:span><text:span text:style-name="T7">Premium</text:span><text:span text:style-name="T6"> registrado </text:span><text:span text:style-name="T3">quiero </text:span><text:span text:style-name="T6">comprar bebidas</text:span><text:span text:style-name="T5"> en el sistema de ventas de bebidas alcoholcas en linea para poder </text:span><text:span text:style-name="T6">festejar con mis amigos.</text:span></text:p>
      <text:p text:style-name="P14"/>
      <text:p text:style-name="P16">REGLAS DE NEGOCIO: </text:p>
      <text:p text:style-name="P18">-<text:span text:style-name="T6">Debe haber inisiado sesion para poder comprar</text:span></text:p>
      <text:p text:style-name="P18">-<text:span text:style-name="T6">compras por monto mayor a 4500, descuento de 10%</text:span></text:p>
      <text:p text:style-name="P18">-<text:span text:style-name="T7">por ser premium descuento del 20%</text:span></text:p>
      <text:p text:style-name="P16"/>
      <text:p text:style-name="P14">CRITERIOS DE ACEPTACIÓN: </text:p>
      <text:p text:style-name="P14"/>
      <text:p text:style-name="P23">Escenario 1: <text:span text:style-name="T6">Compra</text:span><text:span text:style-name="T3"> Exitos</text:span><text:span text:style-name="T6">a </text:span></text:p>
      <text:p text:style-name="P14"><text:span text:style-name="T1">Dado</text:span> <text:span text:style-name="T6">que el usuario </text:span><text:span text:style-name="T7">Premium</text:span><text:span text:style-name="T6"> inicio sesion </text:span><text:span text:style-name="T7">y compro un Lata de Cerveza</text:span></text:p>
      <text:p text:style-name="P14"><text:span text:style-name="T1">Cuand</text:span>o <text:span text:style-name="T6">eligio la bebida </text:span><text:span text:style-name="T7">Lata de Cerveza</text:span><text:span text:style-name="T6"> de valor $3000,</text:span></text:p>
      <text:p text:style-name="P14"><text:span text:style-name="T1">Entonces</text:span> <text:span text:style-name="T3">el sistema </text:span><text:span text:style-name="T6">acepto la compra por valor de $300</text:span><text:span text:style-name="T7">0, le hizo un descuento de $600 </text:span><text:span text:style-name="T6">y lo redirigio al pago.</text:span></text:p>
      <text:p text:style-name="P14"/>
      <text:p text:style-name="P23">Escenario <text:span text:style-name="T7">2</text:span>: <text:span text:style-name="T6">Compra</text:span><text:span text:style-name="T3"> Exitos</text:span><text:span text:style-name="T6">a </text:span><text:span text:style-name="T7">con descuento de 10%</text:span></text:p>
      <text:p text:style-name="P14"><text:span text:style-name="T1">Dado</text:span> <text:span text:style-name="T6">que el usuario </text:span><text:span text:style-name="T7">Premium</text:span><text:span text:style-name="T6"> inicio sesion </text:span><text:span text:style-name="T7">y compro un vino “La Alambrera” de $10000</text:span></text:p>
      <text:p text:style-name="P14"><text:span text:style-name="T1">Cuand</text:span>o <text:span text:style-name="T6">eligio </text:span><text:span text:style-name="T7">el</text:span><text:span text:style-name="T6"> </text:span><text:span text:style-name="T7">vino “La Alambrera” de $10000</text:span><text:span text:style-name="T6">,</text:span></text:p>
      <text:p text:style-name="P14"><text:span text:style-name="T1">Entonces</text:span> <text:span text:style-name="T3">el sistema </text:span><text:span text:style-name="T6">acepto la compra por valor de $</text:span><text:span text:style-name="T7">10</text:span><text:span text:style-name="T6">00</text:span><text:span text:style-name="T7">0, le hizo un descuento de $2000 por Premium y de $1000 por el compras mayores a $4500 </text:span><text:span text:style-name="T6">y lo redirigio al pago.</text:span></text:p>
      <text:p text:style-name="P14"/>
      <text:p text:style-name="P23">Escenario <text:span text:style-name="T7">3</text:span>: <text:span text:style-name="T6">Compra</text:span><text:span text:style-name="T3"> </text:span><text:span text:style-name="T6">No </text:span><text:span text:style-name="T3">Exitos</text:span><text:span text:style-name="T6">a por no loguearse</text:span></text:p>
      <text:p text:style-name="P14"><text:span text:style-name="T1">Dado</text:span> <text:span text:style-name="T6">que el usuario </text:span><text:span text:style-name="T7">Premium</text:span><text:span text:style-name="T6"> NO inicio sesion. </text:span></text:p>
      <text:p text:style-name="P14"><text:span text:style-name="T1">Cuand</text:span><text:span text:style-name="T2">o</text:span> <text:span text:style-name="T6">eligio el vino “Los Alamos” de valor $7000,</text:span></text:p>
      <text:p text:style-name="P14"><text:span text:style-name="T1">Entonces</text:span> <text:span text:style-name="T3">el sistema </text:span><text:span text:style-name="T6">le informo “Antes de comprar ustede debe iniciar sesión”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3:14:47.759240662</meta:creation-date>
    <dc:date>2025-09-01T14:10:52.079472287</dc:date>
    <meta:editing-duration>PT4H19M11S</meta:editing-duration>
    <meta:editing-cycles>9</meta:editing-cycles>
    <meta:generator>LibreOffice/7.4.2.3$MacOSX_AARCH64 LibreOffice_project/382eef1f22670f7f4118c8c2dd222ec7ad009daf</meta:generator>
    <meta:document-statistic meta:table-count="0" meta:image-count="0" meta:object-count="0" meta:page-count="2" meta:paragraph-count="55" meta:word-count="609" meta:character-count="3577" meta:non-whitespace-character-count="3010"/>
  </office:meta>
</office:document-meta>
</file>